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279cm"/>
    </style:style>
    <style:style style:name="Table1.B" style:family="table-column">
      <style:table-column-properties style:column-width="5.821cm"/>
    </style:style>
    <style:style style:name="Table1.C" style:family="table-column">
      <style:table-column-properties style:column-width="8.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assword Entropy &amp; Combinatorics Cheat Sheet</text:span></text:h>
      <text:p text:style-name="Horizontal_20_Line"/>
      <text:h text:style-name="Heading_20_2" text:outline-level="2"><text:span text:style-name="Strong_20_Emphasis">1. Rule of Sum (Addition Rule)</text:span></text:h>
      <text:p text:style-name="Text_20_body"><text:span text:style-name="Strong_20_Emphasis">Formula:</text:span></text:p>
      <text:p text:style-name="Text_20_body"> optionsTotal options=A+B+C+… </text:p>
      <text:p text:style-name="Text_20_body"><text:span text:style-name="Strong_20_Emphasis">Code Reference:</text:span></text:p>
      <text:p text:style-name="P2"><text:span text:style-name="Source_20_Text">C_other = sum(sizes[c] for c in other_classes)</text:span></text:p>
      <text:p text:style-name="Text_20_body"><text:span text:style-name="Strong_20_Emphasis">Explanation:</text:span></text:p>
      <text:list text:style-name="L1">
        <text:list-item>
          <text:p text:style-name="P5">Add counts of all remaining character classes to get total options for leftover positions.</text:p>
        </text:list-item>
      </text:list>
      <text:p text:style-name="Horizontal_20_Line"/>
      <text:h text:style-name="Heading_20_2" text:outline-level="2"><text:span text:style-name="Strong_20_Emphasis">2. Rule of Product (Multiplication Rule)</text:span></text:h>
      <text:p text:style-name="Text_20_body"><text:span text:style-name="Strong_20_Emphasis">Formula:</text:span></text:p>
      <text:p text:style-name="Text_20_body"> combinationsTotal combinations=n1​×n2​×⋯×nk​ </text:p>
      <text:p text:style-name="Text_20_body"><text:span text:style-name="Strong_20_Emphasis">Code Reference:</text:span></text:p>
      <text:p text:style-name="P1"><text:span text:style-name="Source_20_Text">required_fill *= sizes[cls] ** k</text:span></text:p>
      <text:p text:style-name="P3"><text:span text:style-name="Source_20_Text">other_fill = (C_other**r)</text:span></text:p>
      <text:p text:style-name="P4"><text:span text:style-name="Source_20_Text">return place_ways * required_fill * other_fill</text:span></text:p>
      <text:p text:style-name="Text_20_body"><text:span text:style-name="Strong_20_Emphasis">Explanation:</text:span></text:p>
      <text:list text:style-name="L2">
        <text:list-item>
          <text:p text:style-name="P6">Multiply independent choices:</text:p>
          <text:list>
            <text:list-item>
              <text:p text:style-name="P6">Required characters from each class</text:p>
            </text:list-item>
            <text:list-item>
              <text:p text:style-name="P6">Remaining characters from allowed classes</text:p>
            </text:list-item>
            <text:list-item>
              <text:p text:style-name="P6">Arrangement possibilities (<text:span text:style-name="Source_20_Text">place_ways</text:span>)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Permutations</text:span></text:h>
      <text:h text:style-name="Heading_20_3" text:outline-level="3"><text:span text:style-name="Strong_20_Emphasis">3.1 Permutations of n items</text:span></text:h>
      <text:p text:style-name="Text_20_body">P(n)=n! </text:p>
      <text:h text:style-name="Heading_20_3" text:outline-level="3"><text:soft-page-break/><text:span text:style-name="Strong_20_Emphasis">3.2 Permutations with repeated groups (Multinomial)</text:span></text:h>
      <text:p text:style-name="Text_20_body">Permutations=k1​!k2​!…km​!n!​ </text:p>
      <text:p text:style-name="Text_20_body"><text:span text:style-name="Strong_20_Emphasis">Code Reference:</text:span></text:p>
      <text:p text:style-name="P1"><text:span text:style-name="Source_20_Text">place_ways = multinomial_coefficient(counts_vector)</text:span></text:p>
      <text:p text:style-name="P3"><text:span text:style-name="Source_20_Text">def multinomial_coefficient(counts: List[int]) -&gt; int:</text:span></text:p>
      <text:p text:style-name="P3"><text:span text:style-name="Source_20_Text"><text:s text:c="4"/>total = sum(counts)</text:span></text:p>
      <text:p text:style-name="P3"><text:span text:style-name="Source_20_Text"><text:s text:c="4"/>numer = math.factorial(total)</text:span></text:p>
      <text:p text:style-name="P3"><text:span text:style-name="Source_20_Text"><text:s text:c="4"/>denom = 1</text:span></text:p>
      <text:p text:style-name="P3"><text:span text:style-name="Source_20_Text"><text:s text:c="4"/>for c in counts:</text:span></text:p>
      <text:p text:style-name="P3"><text:span text:style-name="Source_20_Text"><text:s text:c="8"/>denom *= math.factorial(c)</text:span></text:p>
      <text:p text:style-name="P4"><text:span text:style-name="Source_20_Text"><text:s text:c="4"/>return numer // denom</text:span></text:p>
      <text:p text:style-name="Text_20_body"><text:span text:style-name="Strong_20_Emphasis">Explanation:</text:span></text:p>
      <text:list text:style-name="L3">
        <text:list-item>
          <text:p text:style-name="P7">Calculates arrangements of all password characters, accounting for repeated groups.</text:p>
        </text:list-item>
      </text:list>
      <text:p text:style-name="Horizontal_20_Line"/>
      <text:h text:style-name="Heading_20_2" text:outline-level="2"><text:span text:style-name="Strong_20_Emphasis">4. Combinations / Character Choices</text:span></text:h>
      <text:p text:style-name="Text_20_body"><text:span text:style-name="Strong_20_Emphasis">Formula (Order matters for password positions):</text:span></text:p>
      <text:p text:style-name="Text_20_body">Choices=Ck </text:p>
      <text:p text:style-name="Text_20_body"><text:span text:style-name="Strong_20_Emphasis">Code Reference:</text:span></text:p>
      <text:p text:style-name="P1"><text:span text:style-name="Source_20_Text">required_fill *= sizes[cls] ** k</text:span></text:p>
      <text:p text:style-name="P4"><text:span text:style-name="Source_20_Text">other_fill = (C_other**r)</text:span></text:p>
      <text:p text:style-name="Text_20_body"><text:span text:style-name="Strong_20_Emphasis">Explanation:</text:span></text:p>
      <text:list text:style-name="L4">
        <text:list-item>
          <text:p text:style-name="P8">Select <text:span text:style-name="Source_20_Text">k</text:span> characters from a character class of size <text:span text:style-name="Source_20_Text">C</text:span>.</text:p>
        </text:list-item>
        <text:list-item>
          <text:p text:style-name="P8">Applies <text:span text:style-name="Strong_20_Emphasis">Rule of Product</text:span> across positions.</text:p>
        </text:list-item>
      </text:list>
      <text:p text:style-name="Horizontal_20_Line"/>
      <text:h text:style-name="Heading_20_2" text:outline-level="2"><text:soft-page-break/><text:span text:style-name="Strong_20_Emphasis">5. Password Search Space Formula (Total N)</text:span></text:h>
      <text:p text:style-name="Text_20_body"> choices choicesN=placementsk1​!k2​!…km​!r!L!​​​×required choicesi=1∏m​(∣Ci​∣)ki​​​×remaining choices(∣Cother​∣)r​​ </text:p>
      <text:list text:style-name="L5">
        <text:list-item>
          <text:p text:style-name="P9"><text:span text:style-name="Source_20_Text">L</text:span> = total password length</text:p>
        </text:list-item>
        <text:list-item>
          <text:p text:style-name="P9"><text:span text:style-name="Source_20_Text">k_i</text:span> = exact required characters per class</text:p>
        </text:list-item>
        <text:list-item>
          <text:p text:style-name="P9"><text:span text:style-name="Source_20_Text">r</text:span> = remaining positions = <text:span text:style-name="Source_20_Text">L - sum(k_i)</text:span></text:p>
        </text:list-item>
        <text:list-item>
          <text:p text:style-name="P9"><text:span text:style-name="Source_20_Text">|C_i|</text:span> = size of character class</text:p>
        </text:list-item>
        <text:list-item>
          <text:p text:style-name="P9"><text:span text:style-name="Source_20_Text">|C_other|</text:span> = sum of remaining classes</text:p>
        </text:list-item>
      </text:list>
      <text:p text:style-name="Text_20_body"><text:span text:style-name="Strong_20_Emphasis">Code Reference:</text:span></text:p>
      <text:p text:style-name="P2"><text:span text:style-name="Source_20_Text">return place_ways * required_fill * other_fill</text:span></text:p>
      <text:p text:style-name="Horizontal_20_Line"/>
      <text:h text:style-name="Heading_20_2" text:outline-level="2"><text:span text:style-name="Strong_20_Emphasis">6. Entropy (Password Strength in Bits)</text:span></text:h>
      <text:p text:style-name="Text_20_body"><text:span text:style-name="Strong_20_Emphasis">Formula:</text:span></text:p>
      <text:p text:style-name="Text_20_body">H=log2​(N) </text:p>
      <text:p text:style-name="Text_20_body"><text:span text:style-name="Strong_20_Emphasis">Code Reference:</text:span></text:p>
      <text:p text:style-name="P1"><text:span text:style-name="Source_20_Text">def entropy_bits(N: int) -&gt; float:</text:span></text:p>
      <text:p text:style-name="P4"><text:span text:style-name="Source_20_Text"><text:s text:c="4"/>return math.log2(N)</text:span></text:p>
      <text:p text:style-name="Text_20_body"><text:span text:style-name="Strong_20_Emphasis">Explanation:</text:span></text:p>
      <text:list text:style-name="L6">
        <text:list-item>
          <text:p text:style-name="P10">Measures password randomness in bits.</text:p>
        </text:list-item>
      </text:list>
      <text:p text:style-name="Horizontal_20_Line"/>
      <text:h text:style-name="Heading_20_2" text:outline-level="2"><text:span text:style-name="Strong_20_Emphasis">7. Random Permutation (Practical Password Generation)</text:span></text:h>
      <text:p text:style-name="Text_20_body"><text:span text:style-name="Strong_20_Emphasis">Code Reference:</text:span></text:p>
      <text:p text:style-name="P2"><text:span text:style-name="Source_20_Text">secrets.SystemRandom().shuffle(chars)</text:span></text:p>
      <text:p text:style-name="Text_20_body"><text:span text:style-name="Strong_20_Emphasis">Explanation:</text:span></text:p>
      <text:list text:style-name="L7">
        <text:list-item>
          <text:p text:style-name="P11">Randomly permutes the selected characters to form the final password.</text:p>
        </text:list-item>
        <text:list-item>
          <text:p text:style-name="P11">Implements <text:span text:style-name="Strong_20_Emphasis">practical permutation</text:span>.</text:p>
        </text:list-item>
      </text:list>
      <text:p text:style-name="Horizontal_20_Line"/>
      <text:h text:style-name="Heading_20_1" text:outline-level="1"><text:soft-page-break/><text:span text:style-name="Strong_20_Emphasis">Quick Reference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opic</text:p>
            </table:table-cell>
            <table:table-cell table:style-name="Table1.A1" office:value-type="string">
              <text:p text:style-name="Table_20_Heading">Formula</text:p>
            </table:table-cell>
            <table:table-cell table:style-name="Table1.A1" office:value-type="string">
              <text:p text:style-name="Table_20_Heading">Code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Rule of Sum</text:p>
          </table:table-cell>
          <table:table-cell table:style-name="Table1.A1" office:value-type="string">
            <text:p text:style-name="Table_20_Contents">A+B+...</text:p>
          </table:table-cell>
          <table:table-cell table:style-name="Table1.A1" office:value-type="string">
            <text:p text:style-name="Table_20_Contents"><text:span text:style-name="Source_20_Text">C_other = sum(sizes[c] for c in other_classes)</text:span></text:p>
          </table:table-cell>
        </table:table-row>
        <table:table-row>
          <table:table-cell table:style-name="Table1.A1" office:value-type="string">
            <text:p text:style-name="Table_20_Contents">Rule of Product</text:p>
          </table:table-cell>
          <table:table-cell table:style-name="Table1.A1" office:value-type="string">
            <text:p text:style-name="Table_20_Contents">n1​×n2​×...</text:p>
          </table:table-cell>
          <table:table-cell table:style-name="Table1.A1" office:value-type="string">
            <text:p text:style-name="Table_20_Contents"><text:span text:style-name="Source_20_Text">required_fill *= sizes[cls] ** k</text:span></text:p>
          </table:table-cell>
        </table:table-row>
        <table:table-row>
          <table:table-cell table:style-name="Table1.A1" office:value-type="string">
            <text:p text:style-name="Table_20_Contents">Permutations</text:p>
          </table:table-cell>
          <table:table-cell table:style-name="Table1.A1" office:value-type="string">
            <text:p text:style-name="Table_20_Contents"><text:span text:style-name="Source_20_Text">n!</text:span> or <text:span text:style-name="Source_20_Text">n! / (k1! k2! ...)</text:span></text:p>
          </table:table-cell>
          <table:table-cell table:style-name="Table1.A1" office:value-type="string">
            <text:p text:style-name="Table_20_Contents"><text:span text:style-name="Source_20_Text">multinomial_coefficient(counts_vector)</text:span></text:p>
          </table:table-cell>
        </table:table-row>
        <table:table-row>
          <table:table-cell table:style-name="Table1.A1" office:value-type="string">
            <text:p text:style-name="Table_20_Contents">Combinations / Choices</text:p>
          </table:table-cell>
          <table:table-cell table:style-name="Table1.A1" office:value-type="string">
            <text:p text:style-name="Table_20_Contents"><text:span text:style-name="Source_20_Text">C^k</text:span></text:p>
          </table:table-cell>
          <table:table-cell table:style-name="Table1.A1" office:value-type="string">
            <text:p text:style-name="Table_20_Contents"><text:span text:style-name="Source_20_Text">sizes[cls] ** k</text:span></text:p>
          </table:table-cell>
        </table:table-row>
        <table:table-row>
          <table:table-cell table:style-name="Table1.A1" office:value-type="string">
            <text:p text:style-name="Table_20_Contents">Password Search Space</text:p>
          </table:table-cell>
          <table:table-cell table:style-name="Table1.A1" office:value-type="string">
            <text:p text:style-name="Table_20_Contents"><text:span text:style-name="Source_20_Text">N = placements × required × remaining</text:span></text:p>
          </table:table-cell>
          <table:table-cell table:style-name="Table1.A1" office:value-type="string">
            <text:p text:style-name="Table_20_Contents"><text:span text:style-name="Source_20_Text">return place_ways * required_fill * other_fill</text:span></text:p>
          </table:table-cell>
        </table:table-row>
        <table:table-row>
          <table:table-cell table:style-name="Table1.A1" office:value-type="string">
            <text:p text:style-name="Table_20_Contents">Entropy</text:p>
          </table:table-cell>
          <table:table-cell table:style-name="Table1.A1" office:value-type="string">
            <text:p text:style-name="Table_20_Contents"><text:span text:style-name="Source_20_Text">H = log2(N)</text:span></text:p>
          </table:table-cell>
          <table:table-cell table:style-name="Table1.A1" office:value-type="string">
            <text:p text:style-name="Table_20_Contents"><text:span text:style-name="Source_20_Text">entropy_bits(N)</text:span></text:p>
          </table:table-cell>
        </table:table-row>
        <table:table-row>
          <table:table-cell table:style-name="Table1.A1" office:value-type="string">
            <text:p text:style-name="Table_20_Contents">Random Permutation</text:p>
          </table:table-cell>
          <table:table-cell table:style-name="Table1.A1" office:value-type="string">
            <text:p text:style-name="Table_20_Contents">Shuffle list</text:p>
          </table:table-cell>
          <table:table-cell table:style-name="Table1.A1" office:value-type="string">
            <text:p text:style-name="Table_20_Contents"><text:span text:style-name="Source_20_Text">secrets.SystemRandom().shuffle(chars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00:28:33.346887705</meta:creation-date>
    <dc:date>2025-12-12T00:32:21.616214571</dc:date>
    <meta:editing-duration>PT3M48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4" meta:paragraph-count="93" meta:word-count="356" meta:character-count="2695" meta:non-whitespace-character-count="2283"/>
  </office:meta>
</office:document-meta>
</file>